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1" svg:stroke-width="0.03cm" svg:stroke-color="#000000" draw:marker-start="" draw:marker-start-width="0.345cm" draw:marker-start-center="false" draw:marker-end-width="0.34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1" svg:stroke-width="0.03cm" svg:stroke-color="#000000" draw:marker-start="" draw:marker-start-width="0.345cm" draw:marker-start-center="false" draw:marker-end-width="0.34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1" svg:stroke-width="0.03cm" svg:stroke-color="#000000" draw:marker-start="" draw:marker-start-width="0.345cm" draw:marker-start-center="false" draw:marker-end="Arrow" draw:marker-end-width="0.345cm" draw:marker-end-center="false" svg:stroke-opacity="100%" draw:stroke-linejoin="round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-dash="Dash_20_1" svg:stroke-width="0.03cm" svg:stroke-color="#000000" draw:marker-start="" draw:marker-start-width="0.345cm" draw:marker-start-center="false" draw:marker-end-width="0.34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none" draw:stroke-dash="Dash_20_1" svg:stroke-width="0.03cm" svg:stroke-color="#000000" draw:marker-start="" draw:marker-start-width="0.345cm" draw:marker-start-center="false" draw:marker-end-width="0.34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1" svg:stroke-width="0.03cm" svg:stroke-color="#000000" draw:marker-start="" draw:marker-start-width="0.345cm" draw:marker-start-center="false" draw:marker-end="Arrow" draw:marker-end-width="0.345cm" draw:marker-end-center="false" svg:stroke-opacity="100%" draw:stroke-linejoin="round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1" svg:stroke-width="0.03cm" svg:stroke-color="#000000" draw:marker-start="" draw:marker-start-width="0.345cm" draw:marker-start-center="false" draw:marker-end-width="0.34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1" svg:stroke-width="0.03cm" svg:stroke-color="#000000" draw:marker-start="" draw:marker-start-width="0.345cm" draw:marker-start-center="false" draw:marker-end-width="0.34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1" svg:stroke-width="0.03cm" svg:stroke-color="#000000" draw:marker-start="" draw:marker-start-width="0.345cm" draw:marker-start-center="false" draw:marker-end="Arrow" draw:marker-end-width="0.345cm" draw:marker-end-center="false" svg:stroke-opacity="100%" draw:stroke-linejoin="round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Ultrafine_20_Dashed" svg:stroke-width="0.03cm" svg:stroke-color="#000000" draw:marker-start="" draw:marker-start-width="0.345cm" draw:marker-start-center="false" draw:marker-end-width="0.34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Ultrafine_20_Dashed" svg:stroke-width="0.03cm" svg:stroke-color="#000000" draw:marker-start="" draw:marker-start-width="0.345cm" draw:marker-start-center="false" draw:marker-end-width="0.34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Ultrafine_20_Dashed" svg:stroke-width="0.03cm" svg:stroke-color="#000000" draw:marker-start="" draw:marker-start-width="0.345cm" draw:marker-start-center="false" draw:marker-end="Arrow" draw:marker-end-width="0.345cm" draw:marker-end-center="false" svg:stroke-opacity="100%" draw:stroke-linejoin="round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none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none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none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none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1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IPAMonaPGothic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IPAMonaPGothic" style:font-family-generic-asian="system" style:font-pitch-asian="variable" style:font-size-asian="18pt" style:language-asian="ja" style:country-asian="JP" style:font-style-asian="normal" style:font-weight-asian="normal" style:font-family-complex="IPAMonaPGothic" style:font-family-generic-complex="system" style:font-pitch-complex="variable" style:font-size-complex="18pt" style:language-complex="ja" style:country-complex="JP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g>
          <draw:custom-shape draw:style-name="gr1" draw:text-style-name="P1" draw:layer="layout" svg:width="1.5cm" svg:height="1.5cm" svg:x="6.8cm" svg:y="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cm" svg:height="1.5cm" svg:x="6.1cm" svg:y="0.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2cm" svg:y1="1.5cm" svg:x2="6.867cm" svg:y2="1.267cm">
            <text:p/>
          </draw:line>
        </draw:g>
        <draw:g>
          <draw:custom-shape draw:style-name="gr4" draw:text-style-name="P1" draw:layer="layout" svg:width="1.5cm" svg:height="1.5cm" svg:x="4.4cm" svg:y="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cm" svg:height="1.5cm" svg:x="3.7cm" svg:y="0.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.8cm" svg:y1="1.8cm" svg:x2="4.467cm" svg:y2="1.567cm">
            <text:p/>
          </draw:line>
        </draw:g>
        <draw:g>
          <draw:custom-shape draw:style-name="gr7" draw:text-style-name="P1" draw:layer="layout" svg:width="1.5cm" svg:height="1.5cm" svg:x="2.4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cm" svg:height="1.5cm" svg:x="1.7cm" svg:y="1.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2.8cm" svg:y1="3.1cm" svg:x2="2.467cm" svg:y2="2.867cm">
            <text:p/>
          </draw:line>
        </draw:g>
        <draw:g>
          <draw:custom-shape draw:style-name="gr10" draw:text-style-name="P1" draw:layer="layout" svg:width="1.5cm" svg:height="1.5cm" svg:x="0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cm" svg:height="1.5cm" svg:x="0.1cm" svg:y="3.8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.2cm" svg:y1="5.2cm" svg:x2="0.867cm" svg:y2="4.967cm">
            <text:p/>
          </draw:line>
        </draw:g>
        <draw:g>
          <draw:line draw:style-name="gr13" draw:text-style-name="P1" draw:layer="layout" svg:x1="2.85cm" svg:y1="2.1cm" svg:x2="2.6cm" svg:y2="2.35cm">
            <text:p/>
          </draw:line>
          <draw:custom-shape draw:style-name="gr14" draw:text-style-name="P1" draw:layer="layout" svg:width="0.75cm" svg:height="0.5cm" svg:x="2.6cm" svg:y="2.3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3.6cm" svg:y1="2.1cm" svg:x2="3.35cm" svg:y2="2.35cm">
            <text:p/>
          </draw:line>
          <draw:line draw:style-name="gr16" draw:text-style-name="P1" draw:layer="layout" svg:x1="3.6cm" svg:y1="2.6cm" svg:x2="3.35cm" svg:y2="2.85cm">
            <text:p/>
          </draw:line>
          <draw:line draw:style-name="gr17" draw:text-style-name="P1" draw:layer="layout" svg:x1="2.85cm" svg:y1="2.1cm" svg:x2="3.6cm" svg:y2="2.1cm">
            <text:p/>
          </draw:line>
          <draw:line draw:style-name="gr18" draw:text-style-name="P1" draw:layer="layout" svg:x1="3.6cm" svg:y1="2.1cm" svg:x2="3.6cm" svg:y2="2.6cm">
            <text:p/>
          </draw:line>
        </draw:g>
        <draw:g>
          <draw:line draw:style-name="gr19" draw:text-style-name="P1" draw:layer="layout" svg:x1="5.118cm" svg:y1="0.732cm" svg:x2="4.79cm" svg:y2="0.863cm">
            <text:p/>
          </draw:line>
          <draw:custom-shape draw:style-name="gr20" draw:text-style-name="P1" draw:layer="layout" svg:width="0.75cm" svg:height="0.5cm" draw:transform="rotate (-0.404392787688196) translate (4.79cm 0.863cm)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5.807cm" svg:y1="1.027cm" svg:x2="5.479cm" svg:y2="1.158cm">
            <text:p/>
          </draw:line>
          <draw:line draw:style-name="gr22" draw:text-style-name="P1" draw:layer="layout" svg:x1="5.61cm" svg:y1="1.487cm" svg:x2="5.282cm" svg:y2="1.618cm">
            <text:p/>
          </draw:line>
          <draw:line draw:style-name="gr23" draw:text-style-name="P1" draw:layer="layout" svg:x1="5.118cm" svg:y1="0.732cm" svg:x2="5.808cm" svg:y2="1.027cm">
            <text:p/>
          </draw:line>
          <draw:line draw:style-name="gr24" draw:text-style-name="P1" draw:layer="layout" svg:x1="5.807cm" svg:y1="1.027cm" svg:x2="5.61cm" svg:y2="1.487cm">
            <text:p/>
          </draw:line>
        </draw:g>
        <draw:g>
          <draw:line draw:style-name="gr25" draw:text-style-name="P1" draw:layer="layout" svg:x1="7.683cm" svg:y1="0.463cm" svg:x2="7.338cm" svg:y2="0.386cm">
            <text:p/>
          </draw:line>
          <draw:custom-shape draw:style-name="gr26" draw:text-style-name="P1" draw:layer="layout" svg:width="0.75cm" svg:height="0.5cm" draw:transform="rotate (-1.00583324792533) translate (7.338cm 0.386cm)">
            <text:p/>
            <draw:enhanced-geometry svg:viewBox="0 0 21600 21600" draw:type="rectangle" draw:enhanced-path="M 0 0 L 21600 0 21600 21600 0 21600 0 0 Z N"/>
          </draw:custom-shape>
          <draw:line draw:style-name="gr27" draw:text-style-name="P1" draw:layer="layout" svg:x1="8.084cm" svg:y1="1.096cm" svg:x2="7.739cm" svg:y2="1.019cm">
            <text:p/>
          </draw:line>
          <draw:line draw:style-name="gr28" draw:text-style-name="P1" draw:layer="layout" svg:x1="7.662cm" svg:y1="1.364cm" svg:x2="7.317cm" svg:y2="1.287cm">
            <text:p/>
          </draw:line>
          <draw:line draw:style-name="gr29" draw:text-style-name="P1" draw:layer="layout" svg:x1="7.683cm" svg:y1="0.463cm" svg:x2="8.085cm" svg:y2="1.096cm">
            <text:p/>
          </draw:line>
          <draw:line draw:style-name="gr30" draw:text-style-name="P1" draw:layer="layout" svg:x1="8.084cm" svg:y1="1.097cm" svg:x2="7.662cm" svg:y2="1.365cm">
            <text:p/>
          </draw:line>
        </draw:g>
        <draw:g>
          <draw:line draw:style-name="gr31" draw:text-style-name="P1" draw:layer="layout" svg:x1="1.178cm" svg:y1="4.16cm" svg:x2="0.985cm" svg:y2="4.456cm">
            <text:p/>
          </draw:line>
          <draw:custom-shape draw:style-name="gr32" draw:text-style-name="P1" draw:layer="layout" svg:width="0.75cm" svg:height="0.5cm" draw:transform="rotate (0.207519648062087) translate (0.985cm 4.456cm)">
            <text:p/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1.912cm" svg:y1="4.005cm" svg:x2="1.719cm" svg:y2="4.301cm">
            <text:p/>
          </draw:line>
          <draw:line draw:style-name="gr34" draw:text-style-name="P1" draw:layer="layout" svg:x1="2.015cm" svg:y1="4.494cm" svg:x2="1.822cm" svg:y2="4.79cm">
            <text:p/>
          </draw:line>
          <draw:line draw:style-name="gr35" draw:text-style-name="P1" draw:layer="layout" svg:x1="1.178cm" svg:y1="4.16cm" svg:x2="1.912cm" svg:y2="4.005cm">
            <text:p/>
          </draw:line>
          <draw:line draw:style-name="gr36" draw:text-style-name="P1" draw:layer="layout" svg:x1="1.912cm" svg:y1="4.005cm" svg:x2="2.015cm" svg:y2="4.494cm">
            <text:p/>
          </draw:line>
        </draw:g>
        <draw:line draw:style-name="gr37" draw:text-style-name="P2" draw:layer="layout" svg:x1="1.472cm" svg:y1="4.547cm" svg:x2="2.296cm" svg:y2="2.886cm">
          <text:p/>
        </draw:line>
        <draw:line draw:style-name="gr37" draw:text-style-name="P2" draw:layer="layout" svg:x1="3.073cm" svg:y1="2.547cm" svg:x2="4.044cm" svg:y2="1.557cm">
          <text:p/>
        </draw:line>
        <draw:line draw:style-name="gr37" draw:text-style-name="P2" draw:layer="layout" svg:x1="5.173cm" svg:y1="1.247cm" svg:x2="6.131cm" svg:y2="0.831cm">
          <text:p/>
        </draw:line>
        <draw:line draw:style-name="gr37" draw:text-style-name="P2" draw:layer="layout" svg:x1="7.473cm" svg:y1="0.847cm" svg:x2="8.526cm" svg:y2="1.0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4-17T21:49:33</dc:date>
    <meta:editing-cycles>37</meta:editing-cycles>
    <meta:editing-duration>PT9H46M30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